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763in" svg:y="1.9217in">
            <draw:object draw:notify-on-update-of-ranges="Sheet1.F15:Sheet1.F21 Sheet1.G15:Sheet1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0</text:p>
          </table:table-cell>
          <table:table-cell table:formula="of:=4*PI()*10^(-7)" office:value-type="float" office:value="0.00000125663706143592" calcext:value-type="float">
            <text:p/>
          </table:table-cell>
          <table:table-cell/>
          <table:table-cell office:value-type="string" calcext:value-type="string">
            <text:p>denominator</text:p>
          </table:table-cell>
          <table:table-cell table:formula="of:=[.B1]*[.B2]*[.B3]*[.B3]" office:value-type="float" office:value="0.00000291137046074943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numerator</text:p>
          </table:table-cell>
          <table:table-cell table:formula="of:=(([.B3]*[.B3])+([.B4]*[.B4]))^(3/2)" office:value-type="float" office:value="0.00214688250290695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09" calcext:value-type="float">
            <text:p>0.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formula="of:=0.138/2" office:value-type="float" office:value="0.069" calcext:value-type="float">
            <text:p/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 calcext:value-type="string">
            <text:p>lamda</text:p>
          </table:table-cell>
          <table:table-cell table:formula="of:=[.E1]/[.E2]" office:value-type="float" office:value="0.00135609212744868" calcext:value-type="float">
            <text:p/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amps</text:p>
          </table:table-cell>
          <table:table-cell office:value-type="string" calcext:value-type="string">
            <text:p>r(cm)</text:p>
          </table:table-cell>
          <table:table-cell office:value-type="string" calcext:value-type="string">
            <text:p>r(m)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mg</text:p>
          </table:table-cell>
          <table:table-cell office:value-type="string" calcext:value-type="string">
            <text:p>err</text:p>
          </table:table-cell>
        </table:table-row>
        <table:table-row table:style-name="ro3">
          <table:table-cell office:value-type="float" office:value="1.95" calcext:value-type="float">
            <text:p>1.95</text:p>
          </table:table-cell>
          <table:table-cell office:value-type="float" office:value="4" calcext:value-type="float">
            <text:p>4</text:p>
          </table:table-cell>
          <table:table-cell table:formula="of:=[.B15]/100" office:value-type="float" office:value="0.04" calcext:value-type="float">
            <text:p/>
          </table:table-cell>
          <table:table-cell table:number-columns-repeated="2"/>
          <table:table-cell table:formula="of:=[.$B$7]*[.A15]" office:value-type="float" office:value="0.00264437964852492" calcext:value-type="float">
            <text:p/>
          </table:table-cell>
          <table:table-cell table:formula="of:=([.C15]*0.0013+0.0009*0.07)*9.81" office:value-type="float" office:value="0.00112815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table:formula="of:=[.B16]/100" office:value-type="float" office:value="0.052" calcext:value-type="float">
            <text:p/>
          </table:table-cell>
          <table:table-cell table:number-columns-repeated="2"/>
          <table:table-cell table:formula="of:=[.$B$7]*[.A16]" office:value-type="float" office:value="0.00298340268038709" calcext:value-type="float">
            <text:p/>
          </table:table-cell>
          <table:table-cell table:formula="of:=([.C16]*0.0013+0.0009*0.07)*9.81" office:value-type="float" office:value="0.001281186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2.4" calcext:value-type="float">
            <text:p>2.4</text:p>
          </table:table-cell>
          <table:table-cell office:value-type="float" office:value="5.95" calcext:value-type="float">
            <text:p>5.95</text:p>
          </table:table-cell>
          <table:table-cell table:formula="of:=[.B17]/100" office:value-type="float" office:value="0.0595" calcext:value-type="float">
            <text:p/>
          </table:table-cell>
          <table:table-cell table:number-columns-repeated="2"/>
          <table:table-cell table:formula="of:=[.$B$7]*[.A17]" office:value-type="float" office:value="0.00325462110587683" calcext:value-type="float">
            <text:p/>
          </table:table-cell>
          <table:table-cell table:formula="of:=([.C17]*0.0013+0.0009*0.07)*9.81" office:value-type="float" office:value="0.0013768335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formula="of:=[.B18]/100" office:value-type="float" office:value="0.065" calcext:value-type="float">
            <text:p/>
          </table:table-cell>
          <table:table-cell table:number-columns-repeated="2"/>
          <table:table-cell table:formula="of:=[.$B$7]*[.A18]" office:value-type="float" office:value="0.0033902303186217" calcext:value-type="float">
            <text:p/>
          </table:table-cell>
          <table:table-cell table:formula="of:=([.C18]*0.0013+0.0009*0.07)*9.81" office:value-type="float" office:value="0.001446975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2.65" calcext:value-type="float">
            <text:p>2.65</text:p>
          </table:table-cell>
          <table:table-cell office:value-type="float" office:value="7.1" calcext:value-type="float">
            <text:p>7.1</text:p>
          </table:table-cell>
          <table:table-cell table:formula="of:=[.B19]/100" office:value-type="float" office:value="0.071" calcext:value-type="float">
            <text:p/>
          </table:table-cell>
          <table:table-cell table:number-columns-repeated="2"/>
          <table:table-cell table:formula="of:=[.$B$7]*[.A19]" office:value-type="float" office:value="0.003593644137739" calcext:value-type="float">
            <text:p/>
          </table:table-cell>
          <table:table-cell table:formula="of:=([.C19]*0.0013+0.0009*0.07)*9.81" office:value-type="float" office:value="0.001523493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2.85" calcext:value-type="float">
            <text:p>2.85</text:p>
          </table:table-cell>
          <table:table-cell office:value-type="float" office:value="8.15" calcext:value-type="float">
            <text:p>8.15</text:p>
          </table:table-cell>
          <table:table-cell table:formula="of:=[.B20]/100" office:value-type="float" office:value="0.0815" calcext:value-type="float">
            <text:p/>
          </table:table-cell>
          <table:table-cell table:number-columns-repeated="2"/>
          <table:table-cell table:formula="of:=[.$B$7]*[.A20]" office:value-type="float" office:value="0.00386486256322873" calcext:value-type="float">
            <text:p/>
          </table:table-cell>
          <table:table-cell table:formula="of:=([.C20]*0.0013+0.0009*0.07)*9.81" office:value-type="float" office:value="0.0016573995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table:formula="of:=[.B21]/100" office:value-type="float" office:value="0.091" calcext:value-type="float">
            <text:p/>
          </table:table-cell>
          <table:table-cell table:number-columns-repeated="2"/>
          <table:table-cell table:formula="of:=[.$B$7]*[.A21]" office:value-type="float" office:value="0.0042038855950909" calcext:value-type="float">
            <text:p/>
          </table:table-cell>
          <table:table-cell table:formula="of:=([.C21]*0.0013+0.0009*0.07)*9.81" office:value-type="float" office:value="0.001778553" calcext:value-type="float">
            <text:p/>
          </table:table-cell>
          <table:table-cell office:value-type="float" office:value="0.00005" calcext:value-type="float">
            <text:p>5E-005</text:p>
          </table:table-cell>
        </table:table-row>
        <table:table-row table:style-name="ro3" table:number-rows-repeated="3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1:51:32.898304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2:16:16.829209813</meta:creation-date>
    <dc:date>2014-04-28T01:05:15.582936128</dc:date>
    <meta:editing-duration>PT24M47S</meta:editing-duration>
    <meta:editing-cycles>4</meta:editing-cycles>
    <meta:generator>LibreOffice/4.2.3.3$Linux_X86_64 LibreOffice_project/420m0$Build-3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upper-range="Sheet1.H15:Sheet1.H21" chart:error-lower-range="Sheet1.H15:Sheet1.H21"/>
    </style:style>
    <style:style style:name="ch3" style:family="chart" style:data-style-name="N0">
      <style:chart-properties chart:display-label="true" chart:logarithmic="false" chart:interval-major="0.0005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0008" chart:maximum="0.002" chart:interval-major="0.0003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range="Sheet1.H15:Sheet1.H21" chart:error-lower-range="Sheet1.H15:Sheet1.H2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type="linear"/>
      <style:graphic-properties svg:stroke-color="#004586"/>
    </style:style>
    <style:style style:name="ch10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F15:Sheet1.G21" svg:x="1.77cm" svg:y="0.855cm" svg:width="13.59cm" svg:height="6.545cm">
          <chartooo:coordinate-region svg:x="3.317cm" svg:y="1.107cm" svg:width="11.393cm" svg:height="5.54cm"/>
          <chart:axis chart:dimension="x" chart:name="primary-x" chart:style-name="ch3">
            <chart:title svg:x="7.841cm" svg:y="7.581cm" chart:style-name="ch4">
              <text:p>B (T)</text:p>
            </chart:title>
          </chart:axis>
          <chart:axis chart:dimension="y" chart:name="primary-y" chart:style-name="ch5">
            <chart:title svg:x="0.451cm" svg:y="5.936cm" chart:style-name="ch6">
              <text:p>rmg (kgm²/s²)</text:p>
            </chart:title>
            <chart:grid chart:style-name="ch7" chart:class="major"/>
          </chart:axis>
          <chart:series chart:style-name="ch8" chart:values-cell-range-address="Sheet1.G15:Sheet1.G21" chart:class="chart:scatter">
            <chart:domain table:cell-range-address="Sheet1.F15:Sheet1.F21"/>
            <chart:regression-curve chart:style-name="ch9"/>
            <chart:error-indicator chart:style-name="ch10" chart:dimension="y"/>
            <chart:data-point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4437964852492">
                <text:p>0.00264437964852492</text:p>
                <draw:g>
                  <svg:desc>Sheet1.F15:Sheet1.F21</svg:desc>
                </draw:g>
              </table:table-cell>
              <table:table-cell office:value-type="float" office:value="0.00112815">
                <text:p>0.00112815</text:p>
                <draw:g>
                  <svg:desc>Sheet1.G15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8340268038709">
                <text:p>0.00298340268038709</text:p>
              </table:table-cell>
              <table:table-cell office:value-type="float" office:value="0.001281186">
                <text:p>0.001281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5462110587683">
                <text:p>0.00325462110587683</text:p>
              </table:table-cell>
              <table:table-cell office:value-type="float" office:value="0.0013768335">
                <text:p>0.00137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902303186217">
                <text:p>0.0033902303186217</text:p>
              </table:table-cell>
              <table:table-cell office:value-type="float" office:value="0.001446975">
                <text:p>0.001446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93644137739">
                <text:p>0.003593644137739</text:p>
              </table:table-cell>
              <table:table-cell office:value-type="float" office:value="0.001523493">
                <text:p>0.001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86486256322873">
                <text:p>0.00386486256322873</text:p>
              </table:table-cell>
              <table:table-cell office:value-type="float" office:value="0.0016573995">
                <text:p>0.0016573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2038855950909">
                <text:p>0.0042038855950909</text:p>
              </table:table-cell>
              <table:table-cell office:value-type="float" office:value="0.001778553">
                <text:p>0.001778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